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 style:list-style-name="L1"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break-before="pag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 fo:padding="0.074cm" fo:border-left="none" fo:border-right="none" fo:border-top="none" fo:border-bottom="0.035cm solid #000000" style:join-border="fals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any / Organization Name: <text:span text:style-name="T2">Joy For Kids Universal Foundation</text:span></text:p>
      <text:p text:style-name="P1"/>
      <text:p text:style-name="P1">Project Name :<text:span text:style-name="T2">JFK Shopping Cart and Donation System</text:span> <text:s text:c="2"/></text:p>
      <text:p text:style-name="P1"/>
      <text:p text:style-name="P1">Primary Contact Person: <text:span text:style-name="T2">Katherine D. Mayo</text:span></text:p>
      <text:p text:style-name="P1"/>
      <text:p text:style-name="P1">Meeting Location : <text:span text:style-name="T2">JMGTCC Office</text:span></text:p>
      <text:p text:style-name="P1"/>
      <text:p text:style-name="P1">Meeting <text:s/>Date : <text:s text:c="2"/><text:span text:style-name="T2">March 7, 2015</text:span><text:span text:style-name="T1"> Start time: _________ End Time: _________</text:span></text:p>
      <text:p text:style-name="P1"/>
      <text:p text:style-name="P1">Team members present:</text:p>
      <text:p text:style-name="P1"/>
      <text:p text:style-name="P1">Name<text:tab/><text:tab/><text:tab/><text:tab/> <text:s text:c="4"/>Signature</text:p>
      <text:p text:style-name="P1">1.<text:span text:style-name="T2">Lois Anne Logronio </text:span><text:tab/> <text:s text:c="13"/>__________________</text:p>
      <text:p text:style-name="P1"/>
      <text:p text:style-name="P1">2.<text:span text:style-name="T2">Katharyn Alexandre Mayo</text:span> <text:s text:c="5"/>__________________</text:p>
      <text:p text:style-name="P1"><text:span text:style-name="T1"/></text:p>
      <text:p text:style-name="P1">3.<text:span text:style-name="T2">Renon Errol Dadulla</text:span><text:span text:style-name="T1"><text:tab/> <text:s text:c="13"/>__________________</text:span></text:p>
      <text:p text:style-name="P1"/>
      <text:p text:style-name="P1"/>
      <text:p text:style-name="P1">Clients present:</text:p>
      <text:p text:style-name="P1"/>
      <text:p text:style-name="P1">Name<text:tab/><text:tab/><text:tab/>Signature<text:tab/><text:tab/>Telephone<text:tab/><text:tab/>email address</text:p>
      <text:p text:style-name="P1"/>
      <text:p text:style-name="P1">1. ______________<text:tab/>________<text:tab/><text:tab/>__________<text:tab/>_____________</text:p>
      <text:p text:style-name="P1"/>
      <text:p text:style-name="P1">2.<text:span text:style-name="T1"> ______________<text:tab/>________<text:tab/><text:tab/>__________<text:tab/>_____________</text:span></text:p>
      <text:p text:style-name="P1"/>
      <text:p text:style-name="P4">Company / Organization Name: <text:span text:style-name="T2">Joy For Kids Universal Foundation</text:span></text:p>
      <text:p text:style-name="P1"/>
      <text:p text:style-name="P1">Project Name : <text:span text:style-name="T2">JFK Shopping Cart and Donation System</text:span> <text:s text:c="2"/></text:p>
      <text:p text:style-name="P1"/>
      <text:p text:style-name="P1">Primary Contact Person: <text:span text:style-name="T2">Katherine D. Mayo</text:span></text:p>
      <text:p text:style-name="P1"><text:span text:style-name="T2"/></text:p>
      <text:p text:style-name="P1">Meeting Location : <text:span text:style-name="T2">JMGTCC Office</text:span></text:p>
      <text:p text:style-name="P1"/>
      <text:p text:style-name="P1">Meeting <text:s/>Date : <text:s/><text:span text:style-name="T2">March 7, 2015</text:span> Start time: _________ End Time: _________</text:p>
      <text:p text:style-name="P1"/>
      <text:p text:style-name="P1">Meeting Minutes:</text:p>
      <text:p text:style-name="P1"/>
      <text:list xml:id="list3495982360662419728" text:style-name="L1">
        <text:list-item>
          <text:p text:style-name="P3">Topics Discussed:</text:p>
        </text:list-item>
        <text:list-item>
          <text:p text:style-name="P3">Items Agreed Upon</text:p>
        </text:list-item>
        <text:list-item>
          <text:p text:style-name="P3">Items to be clarified</text:p>
        </text:list-item>
        <text:list-item>
          <text:p text:style-name="P3">Next Things to Do</text:p>
        </text:list-item>
        <text:list-item>
          <text:p text:style-name="P3">Conclusion</text:p>
        </text:list-item>
      </text:list>
      <text:p text:style-name="P1"/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7-11-12T13:35:57</meta:creation-date>
    <dc:date>2015-03-07T10:41:58.99</dc:date>
    <dc:language>en-US</dc:language>
    <meta:editing-cycles>8</meta:editing-cycles>
    <meta:editing-duration>PT42M21S</meta:editing-duration>
    <meta:document-statistic meta:table-count="0" meta:image-count="0" meta:object-count="0" meta:page-count="2" meta:paragraph-count="47" meta:word-count="158" meta:character-count="2182"/>
    <dc:creator>Lois Anne Logronio</dc:creator>
    <meta:user-defined meta:name="Info 1"/>
    <meta:user-defined meta:name="Info 2"/>
    <meta:user-defined meta:name="Info 3"/>
    <meta:user-defined meta:name="Info 4"/>
  </office:meta>
</office:document-meta>
</file>